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WMiBM_W_AM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number-columns-repeated="43" table:default-cell-style-name="ce11"/>
        <table:table-column table:style-name="co3" table:number-columns-repeated="3" table:default-cell-style-name="ce11"/>
        <table:table-column table:style-name="co2" table:default-cell-style-name="ce11"/>
        <table:table-column table:style-name="co4" table:number-columns-repeated="963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2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 table:style-name="ce1"/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12" office:value-type="string" calcext:value-type="string" table:number-columns-spanned="1" table:number-rows-spanned="2">
            <text:p>obecności</text:p>
          </table:table-cell>
          <table:table-cell table:style-name="ce12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number-columns-repeated="96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number-columns-repeated="96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6668" calcext:value-type="float">
            <text:p>86668</text:p>
          </table:table-cell>
          <table:table-cell table:style-name="ce1" table:number-columns-repeated="43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4457" calcext:value-type="float">
            <text:p>9445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4458" calcext:value-type="float">
            <text:p>9445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4459" calcext:value-type="float">
            <text:p>944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table:number-columns-repeated="16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3489" calcext:value-type="float">
            <text:p>93489</text:p>
          </table:table-cell>
          <table:table-cell table:style-name="ce1" table:number-columns-repeated="43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3110" calcext:value-type="float">
            <text:p>93110</text:p>
          </table:table-cell>
          <table:table-cell table:style-name="ce1" table:number-columns-repeated="43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4460" calcext:value-type="float">
            <text:p>9446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6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4461" calcext:value-type="float">
            <text:p>94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3111" calcext:value-type="float">
            <text:p>93111</text:p>
          </table:table-cell>
          <table:table-cell table:style-name="ce1" table:number-columns-repeated="43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113" calcext:value-type="float">
            <text:p>9511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8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463" calcext:value-type="float">
            <text:p>94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464" calcext:value-type="float">
            <text:p>9446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7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113" calcext:value-type="float">
            <text:p>93113</text:p>
          </table:table-cell>
          <table:table-cell table:style-name="ce1" table:number-columns-repeated="43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1"/>
          <table:table-cell table:style-name="ce13"/>
          <table:table-cell table:style-name="ce1" table:number-columns-repeated="2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4"/>
          <table:table-cell table:style-name="ce14"/>
          <table:table-cell table:style-name="ce1" table:number-columns-repeated="3"/>
          <table:table-cell table:number-columns-repeated="96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7"/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number-columns-repeated="48"/>
          <table:table-cell table:number-columns-repeated="963"/>
        </table:table-row>
        <table:table-row table:style-name="ro1" table:number-rows-repeated="1048533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.00.0000</text:date>, <text:time style:data-style-name="N2" text:time-value="10:24:13.81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3:13:31.292000000</meta:creation-date>
    <dc:date>2023-01-23T10:24:26.658000000</dc:date>
    <meta:editing-duration>PT2H33M47S</meta:editing-duration>
    <meta:editing-cycles>86</meta:editing-cycles>
    <meta:generator>LibreOffice/6.0.5.2$Windows_X86_64 LibreOffice_project/54c8cbb85f300ac59db32fe8a675ff7683cd5a16</meta:generator>
    <meta:document-statistic meta:table-count="1" meta:cell-count="275" meta:object-count="0"/>
  </office:meta>
</office:document-meta>
</file>